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font-variant="normal" fo:text-transform="none" fo:color="#222222" style:font-name="Arial" fo:font-size="12pt" fo:letter-spacing="normal" fo:font-style="normal" fo:font-weight="normal" style:font-size-asian="12pt" style:font-size-complex="12pt"/>
    </style:style>
    <style:style style:name="T2" style:family="text">
      <style:text-properties fo:font-variant="normal" fo:text-transform="none" fo:color="#1155cc" style:font-name="Arial" fo:font-size="12pt" fo:letter-spacing="normal" fo:font-style="normal" fo:font-weight="normal" style:font-size-asian="12pt" style:font-size-complex="12pt"/>
    </style:style>
    <style:style style:name="T3" style:family="text">
      <style:text-properties style:font-name="Aria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feree Report</text:p>
      <text:p text:style-name="P2"/>
      <text:p text:style-name="P1"><text:span text:style-name="T1">The review presents substantial improvements compared to the original submission. Before accepting the paper, I would like that the authors seriously address the clathrate case. I strongly disagree with the fact that the clathrate case can be neglected because, according to them, only a small fraction of CO or N2 would be trapped in these ices. There are two papers recently published in Science Advances and in ApJL who show that 67P could be made of clathrate ices in which essentially all CO is trapped:</text:span><text:span text:style-name="T3"><text:line-break/><text:line-break/></text:span><text:a xlink:type="simple" xlink:href="http://adsabs.harvard.edu/abs/2016SciA....201781L" office:target-frame-name="_blank" xlink:show="new"><text:span text:style-name="T2">http://adsabs.harvard.edu/abs/2016SciA....201781L</text:span></text:a><text:span text:style-name="T3"><text:line-break/></text:span><text:a xlink:type="simple" xlink:href="http://adsabs.harvard.edu/abs/2016ApJ...819L..33M" office:target-frame-name="_blank" xlink:show="new"><text:span text:style-name="T2">http://adsabs.harvard.edu/abs/2016ApJ...819L..33M</text:span></text:a><text:span text:style-name="T3"><text:line-break/><text:line-break/></text:span><text:span text:style-name="T1">These recent findings cannot be ruled out, as the authors claim. The implication of these works is that the amorphous ice case may not be relevant to the formation of ices in the protosolar nebula. At least, these issues should be discussed even if the clathrate case is not addressed in the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a-Maria Piso</meta:initial-creator>
    <meta:creation-date>2016-09-09T12:17:01</meta:creation-date>
    <dc:date>2016-09-14T11:41:31</dc:date>
    <dc:creator>Ana-Maria Piso</dc:creator>
    <meta:editing-duration>PT9M35S</meta:editing-duration>
    <meta:editing-cycles>3</meta:editing-cycles>
    <meta:generator>OpenOffice.org/3.3$Unix OpenOffice.org_project/330m20$Build-9567</meta:generator>
    <meta:printed-by>Ana-Maria Piso</meta:printed-by>
    <meta:print-date>2016-09-09T12:40:09</meta:print-date>
    <meta:document-statistic meta:table-count="0" meta:image-count="0" meta:object-count="0" meta:page-count="1" meta:paragraph-count="2" meta:word-count="142" meta:character-count="923"/>
  </office:meta>
</office:document-meta>
</file>